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70000009228D9911E0BA1CD1D.png" manifest:media-type="image/png"/>
  <manifest:file-entry manifest:full-path="Pictures/100000000000016B00000041F69876BF884821CF.png" manifest:media-type="image/png"/>
  <manifest:file-entry manifest:full-path="Pictures/10000000000001C00000004AABCE12A5CF0F1EDD.png" manifest:media-type="image/png"/>
  <manifest:file-entry manifest:full-path="Pictures/10000001000002ED00000219A7BC2A927B99038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textarea-horizontal-align="justify" draw:textarea-vertical-align="middle" draw:auto-grow-height="false" fo:min-height="2.925cm" fo:min-width="16.645cm"/>
    </style:style>
    <style:style style:name="gr2" style:family="graphic" style:parent-style-name="standard">
      <style:graphic-properties draw:textarea-horizontal-align="justify" draw:textarea-vertical-align="middle" draw:auto-grow-height="false" fo:min-height="0.471cm" fo:min-width="1.564cm"/>
    </style:style>
    <style:style style:name="gr3" style:family="graphic" style:parent-style-name="standard">
      <style:graphic-properties draw:textarea-horizontal-align="justify" draw:textarea-vertical-align="middle" draw:auto-grow-height="false" fo:min-height="3.146cm" fo:min-width="4.104cm"/>
    </style:style>
    <style:style style:name="gr4" style:family="graphic" style:parent-style-name="standard">
      <style:graphic-properties draw:textarea-horizontal-align="justify" draw:textarea-vertical-align="middle" draw:auto-grow-height="false" fo:min-height="1.973cm" fo:min-width="10.613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47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145cm" svg:height="3.175cm" svg:x="0cm" svg:y="9.5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28cm" svg:height="2.223cm" svg:x="16.192cm" svg:y="10.477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1" draw:layer="layout" svg:width="9.208cm" svg:height="10.477cm" svg:x="16.192cm" svg:y="0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1" draw:layer="layout" svg:width="11.113cm" svg:height="2.223cm" svg:x="14.287cm" svg:y="10.477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0.185cm" svg:height="7.302cm" svg:x="15.24cm" svg:y="5.498cm">
          <draw:image xlink:href="Pictures/10000001000002ED00000219A7BC2A927B99038C.png" xlink:type="simple" xlink:show="embed" xlink:actuate="onLoad" draw:mime-type="image/png">
            <text:p/>
          </draw:image>
        </draw:frame>
        <draw:frame draw:style-name="gr5" draw:text-style-name="P2" draw:layer="layout" svg:width="11.85cm" svg:height="1.956cm" svg:x="0.85cm" svg:y="1.854cm">
          <draw:image xlink:href="Pictures/10000000000001C00000004AABCE12A5CF0F1EDD.png" xlink:type="simple" xlink:show="embed" xlink:actuate="onLoad" draw:mime-type="image/png">
            <text:p/>
          </draw:image>
        </draw:frame>
        <draw:frame draw:style-name="gr5" draw:text-style-name="P2" draw:layer="layout" svg:width="9.602cm" svg:height="1.718cm" svg:x="5.638cm" svg:y="4.762cm">
          <draw:image xlink:href="Pictures/100000000000016B00000041F69876BF884821CF.png" xlink:type="simple" xlink:show="embed" xlink:actuate="onLoad" draw:mime-type="image/png">
            <text:p/>
          </draw:image>
        </draw:frame>
        <draw:frame draw:style-name="gr6" draw:text-style-name="P3" draw:layer="layout" svg:width="8.838cm" svg:height="0.806cm" svg:x="6.35cm" svg:y="11.576cm">
          <draw:text-box>
            <text:p>https://profmancusoa.github.io/</text:p>
          </draw:text-box>
        </draw:frame>
        <draw:frame draw:style-name="gr5" draw:text-style-name="P2" draw:layer="layout" svg:width="10.795cm" svg:height="3.036cm" svg:x="0.317cm" svg:y="9.842cm">
          <draw:image xlink:href="Pictures/10000001000002070000009228D9911E0BA1CD1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d6efd" draw:marker-start-width="0.2cm" draw:marker-start-center="false" draw:marker-end-width="0.2cm" draw:marker-end-center="false" draw:fill="solid" draw:fill-color="#0d6efd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9T15:54:54.544121628</meta:creation-date>
    <dc:date>2022-08-19T21:41:53.357961992</dc:date>
    <meta:editing-duration>PT1M20S</meta:editing-duration>
    <meta:editing-cycles>2</meta:editing-cycles>
    <meta:generator>LibreOffice/7.3.4.2$Linux_X86_64 LibreOffice_project/30$Build-2</meta:generator>
    <meta:document-statistic meta:object-count="9"/>
  </office:meta>
</office:document-meta>
</file>